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Standard">
      <style:paragraph-properties fo:margin-top="0cm" fo:margin-bottom="0.499cm" loext:contextual-spacing="false"/>
      <style:text-properties officeooo:paragraph-rsid="00055616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IRO CRIAMOS NOSSO BANCO DE DADOS:    <text:line-break/>CREATE DATABASE CONTAINER<text:line-break/>DEFAULT CHARACTER SET utf8<text:line-break/>DEFAULT COLLATE utf8_general_ci;<text:line-break/><text:line-break/>DEPOIS SELECIONAMOS NOSSO BANCO DE DADOS PARA PODER INSERIR OU MODIFICAR DADOS. <text:line-break/><text:line-break/>USE CONTAINER;<text:line-break/><text:line-break/>DEPOIS CRIAMOS NOSSA TABELA:<text:line-break/>CREATE TABLE pessoas (   <text:line-break/>id int NOT NULL AUTO_INCREMENT,<text:line-break/>nome VARCHAR (30) NOT NULL,<text:line-break/>nascimento DATE,<text:line-break/>sexo ENUM('M','F'),<text:line-break/>peso DECIMAL (5,2),<text:line-break/>altura DECIMAL (3,2),<text:line-break/>nacionalidade VARCHAR (30) DEFAULT 'Brasil',<text:line-break/>PRIMARY KEY (id)<text:line-break/>) DEFAULT CHARSET = UTF8MB4;   --  alt+enter - comando para criar só a tabela<text:line-break/><text:line-break/>depois vamos cadastrar as pessoas:         <text:line-break/>   <text:line-break/>O COMANDO INSERT INTO QUE É A MANIPULAÇÃO DE DADOS,<text:line-break/>OU SEJA USAMOS LINGUAGEM DML (DATA MANIPULATION LENGUAGE) -<text:line-break/>INSERT INTO pessoas<text:line-break/>(nome, nascimento, sexo, peso, altura, nacionalidade)<text:line-break/>VALUES<text:line-break/>('sebastião','1984-01-02','M','78.5','1.83','Brasil');   --alt + enter e ele vai cadastrar<text:line-break/><text:line-break/><text:line-break/>INSERT INTO pessoas<text:line-break/>(nome, nascimento, sexo, peso, altura, nacionalidade)<text:line-break/>VALUES<text:line-break/>('Maria','1999-12-30','F','55.2','1.65','Portugal'); --alt+enter<text:line-break/><text:line-break/>INSERT INTO pessoas<text:line-break/>(id, nome, nascimento, sexo, peso, altura, nacionalidade)<text:line-break/>VALUES<text:line-break/>(DEFAULT, 'joana','1995-05-30','F','57.2','1.65', DEFAULT);  --alt+enter<text:line-break/><text:line-break/>INSERT INTO pessoas<text:line-break/>(nome, nascimento, sexo, peso, altura, nacionalidade)<text:line-break/>VALUES<text:line-break/>('Adalgisa','1930-11-02','F','63.2','1.75','Irlanda'); -- alt+enter<text:line-break/><text:line-break/>INSERT INTO pessoas<text:line-break/>(nome, nascimento, sexo, peso, altura, nacionalidade)<text:line-break/>VALUES<text:line-break/>('Ana','1975-12-22','F','52.3','1.45','EUA'); --alt+enter<text:line-break/><text:line-break/><text:soft-page-break/>INSERT INTO pessoas<text:line-break/>(nome, nascimento, sexo, peso, altura, nacionalidade)<text:line-break/>VALUES<text:line-break/>('Pedro','2000-07-15','M','67.3','1.65',DEFAULT); alt+enter<text:line-break/><text:line-break/>INSERT INTO pessoas<text:line-break/>(nome, nascimento, sexo, peso, altura, nacionalidade)<text:line-break/>VALUES<text:line-break/>('Monica','1999-05-30','F','75.9','1.70','PORTUGAL'); -- alt+enter<text:line-break/><text:line-break/>INSERT INTO pessoas<text:line-break/>(nome, nascimento, sexo, peso, altura, nacionalidade)<text:line-break/>VALUES<text:line-break/>('lucia',1995-02-10','F','85.9', '1.85', 'china'); --alt+enter<text:line-break/><text:line-break/>INSERT INTO pessoas<text:line-break/>(nome, nascimento, sexo, peso, altura, nacionalidade)<text:line-break/>VALUES<text:line-break/>('Karen',1992-02-10','F','65.9', '1.68', 'italia'); --alt+enter<text:line-break/><text:line-break/>INSERT INTO pessoas<text:line-break/>(nome, nascimento, sexo, peso, altura, nacionalidade)<text:line-break/>VALUES<text:line-break/>('reis',1988-02-10','M','75.9', '1.85', 'italia'); --alt+enter<text:line-break/><text:line-break/>INSERT INTO pessoas<text:line-break/>(nome, nascimento, sexo, peso, altura, nacionalidade)<text:line-break/>VALUES<text:line-break/>('alan',1989-02-25','M','60.9', '1.75', DEFAULT); --alt+enter<text:line-break/><text:line-break/>INSERT INTO pessoas<text:line-break/>(nome, nascimento, sexo, peso, altura, nacionalidade)<text:line-break/>VALUES<text:line-break/>('MARIA LUCIA',1977-08-08','F','65.9', '1.77', DEFAULT); --alt+enter<text:line-break/><text:line-break/><text:line-break/>comando para ver se deu certo o cadastro: <text:line-break/>                                         <text:line-break/><text:line-break/>SELECT * FROM pessoas; </text:p>
      <text:list xml:id="list735373239" text:style-name="L1">
        <text:list-item>
          <text:p text:style-name="P3">-para detalhar a tabela pessoas.</text:p>
        </text:list-item>
      </text:list>
      <text:p text:style-name="Text_20_body">  comando para detalhar os dados da tabela pessoas         <text:line-break/>DESCRIBE pessoas;    </text:p>
      <text:list xml:id="list1465870097" text:style-name="L2">
        <text:list-item>
          <text:p text:style-name="P4">-para detalhar os dados da tabela pessoas.</text:p>
        </text:list-item>
      </text:list>
      <text:p text:style-name="P7"><text:line-break/>existe a maneira completa e a maneira simplificada de inserir dados, exemplo abaixo:<text:line-break/><text:line-break/><text:line-break/>INSERT INTO pessoas VALUES<text:line-break/><text:soft-page-break/>('Ana','1975-12-22','F','52.3','1.45','EUA'),<text:line-break/>('Pedro','2000-07-15','M','67.3','1.65',DEFAULT),<text:line-break/>('Monica','1999-05-30','F','75.9','1.70','PORTUGAL');<text:line-break/><text:line-break/><text:line-break/><text:line-break/>  ***********************************************************************************************************************<text:line-break/>proxima aula: <text:line-break/><text:line-break/>FAZER A MODIFICAÇÃO DOS DADOS<text:line-break/><text:line-break/>para alterar a tabela vamos usar alter table:<text:line-break/><text:line-break/>describe pessoas;  -- para ver as informações da sua tabela<text:line-break/><text:line-break/>ALTER TABLE pessoas<text:line-break/>ADD COLUMN profissao VARCHAR(10);<text:line-break/><text:line-break/><text:line-break/>PARA ELEMINAR UMA COLUNA <text:line-break/><text:line-break/>ALTER TABLE pessoas<text:line-break/>drop column profissao;<text:line-break/><text:line-break/>ALTER TABLE pessoas<text:line-break/>add column profissao VARCHAR (10) AFTER nome;<text:line-break/><text:line-break/><text:line-break/>PARA O PRIMEIRO CAMPO COLOCA FIRST<text:line-break/><text:line-break/><text:line-break/>ALTER TABLE pessoas <text:line-break/>ADD COLUMN codigo INT FIRST;<text:line-break/><text:line-break/>modificando <text:line-break/><text:line-break/>ALTER TABLE pessoas<text:line-break/>MODIFY COLUMN profissao varchar(30) NOT NULL DEFAULT '';<text:line-break/><text:line-break/>MODIFICAR NOME DA COLUNA<text:line-break/>ALTER TABLE pessoas<text:line-break/>CHANGE COLUMN profissao prof varchar (30);<text:line-break/><text:line-break/>renomear a tabela inteira<text:line-break/><text:soft-page-break/>ALTER TABLE pessoas<text:line-break/>RENAME TO pessoa;<text:line-break/><text:line-break/><text:line-break/>***************************************************************************************************************<text:line-break/>criar mais uma tabela<text:line-break/>CREATE TABLE IF NOT EXISTS cursos(<text:line-break/>nome varchar (30) NOT NULL UNIQUE,<text:line-break/>descricao text,<text:line-break/>carga int UNSIGNED,<text:line-break/>totalaulas int UNSIGNED,<text:line-break/>ano year DEFAULT '2016'<text:line-break/>) DEFAULT CHARSET utf8mb4;<text:line-break/><text:line-break/>vamos adicionar o id<text:line-break/>ALTER TABLE cursos<text:line-break/>add column idcurso int first;<text:line-break/><text:line-break/>vamos adicionar a chave primaria<text:line-break/>ALTER TABLE cursos<text:line-break/>ADD primary key (idcurso);<text:line-break/><text:line-break/>para ver se deu certo<text:line-break/>decribe cursos;<text:line-break/><text:line-break/>se<text:line-break/>quiser apagar a tabela inteira -- não apague por favor, senão vai criar<text:line-break/>denovo pois não tem modo de reversão além do backup que não aprendemos <text:line-break/>ainda. <text:line-break/><text:line-break/>DROP TABLE cursos;<text:line-break/>se for o banco de dados<text:line-break/>DROP DATABASE BANCODEDADOS;<text:line-break/><text:line-break/><text:line-break/>Temos: <text:line-break/>DDL: <text:line-break/>CREATE DATABASE<text:line-break/>CREATE TABLE<text:line-break/>ALTER TABLE<text:line-break/>DROP TABLE<text:line-break/>DML:<text:line-break/>INSERT INTO<text:line-break/>manipular linha: <text:line-break/><text:line-break/><text:soft-page-break/><text:line-break/>SELECT * FROM cursos;<text:line-break/>insert into cursos values<text:line-break/>('1', 'HTML4','CURSO DE HTML5', '40', '37', '2014'),<text:line-break/>('2', 'ALGORITMOS','LOGICA DA PROGRAMAÇÃO', '20', '15', '2014'),<text:line-break/>('3', 'PHOTOSHOP','DICAS DE PHOTOSHOP CC', '10', '8', '2014'),<text:line-break/>('4', 'PGP','CURSO DE PHP', '40', '20', '2010'),<text:line-break/>('5', 'JARVA','INTRODUÇÃO A LINGUAGEM JAVA', '10', '29', '2000'),<text:line-break/>('6', 'MYSQL','BANCO DE DADOS MYSQL', '30', '15', '2016'),<text:line-break/>('7', 'WORD','CURSO DE WORD', '40', '30', '2016'),<text:line-break/>('8', 'SAPATEADO','DANÇAS RITMICAS', '40', '30', '2018'),<text:line-break/>('9', 'COZINHA ARABE','APRENDA A FAZER KIBE', '40', '30','2018'),<text:line-break/>('10', 'YOUTUBER','GERAR POLEMICA E GANHAR INSCRITOS', '5', '2',<text:line-break/>'2018');<text:line-break/><text:line-break/><text:line-break/>#modificar linhas <text:line-break/>UPDATE cursos SET nome = 'HTML5' WHERE idcurso = '1';<text:line-break/>UPDATE cursos SET nome = 'PHP', ano = '2015' WHERE idcurso = '4';<text:line-break/>UPDATE cursos SET nome = 'Java', carga = '40', ano = '2015' WHERE<text:line-break/>idcurso = '5' LIMIT 1;<text:line-break/><text:line-break/><text:line-break/>UPDATE cursos<text:line-break/>SET ano = '2018', carga = '30'<text:line-break/>WHERE ano = '2050'<text:line-break/>limit 3;<text:line-break/><text:line-break/>#ver se deu certo<text:line-break/><text:line-break/>select * FROM cursos;<text:line-break/><text:line-break/>#deletar linhas<text:line-break/><text:line-break/>DELETE FROM cursos<text:line-break/>where idcurso = '8'<text:line-break/><text:line-break/>LIMIT 1;<text:line-break/><text:line-break/>#deletar uma linha<text:line-break/><text:line-break/>DELETE FROM cursos where idcurso = '8' LIMIT 1;<text:line-break/><text:line-break/>select * FROM cursos;<text:line-break/><text:line-break/>#deletar mais linhas<text:line-break/><text:soft-page-break/>DELETE FROM cursos where ano = '2018' LIMIT 3;<text:line-break/><text:line-break/>PARA APAGAR TODAS AS LINHAS DEVEMOS USAR TRUNCATE.<text:line-break/><text:line-break/>aprendemos <text:line-break/><text:line-break/>DDL-definição:<text:line-break/>CREATE DATABASE<text:line-break/>CREATE TABLE<text:line-break/>ALTER TABLE<text:line-break/>DROP TABLE<text:line-break/><text:line-break/>DML-manipulação:<text:line-break/>INSERT INTO<text:line-break/>UPDATE<text:line-break/>DELETE<text:line-break/>TRUNCATE<text:line-break/><text:line-break/>**********************************************************************************************************************<text:line-break/><text:line-break/>COMO FAZER BACKUP: <text:line-break/>gerenciar copias de segurança<text:line-break/><text:line-break/>server<text:line-break/>opção<text:line-break/>dataexport<text:line-break/>selecionar<text:line-break/>cadastro<text:line-break/><text:line-break/>dump<text:line-break/>– backup <text:line-break/><text:line-break/>exportar<text:line-break/>o banco e a estrutura<text:line-break/><text:line-break/>pode<text:line-break/>colocar os gatilhos, não no nosso caso<text:line-break/><text:line-break/>exporto<text:line-break/>to self contained file – colocar a pasta que vai salvar<text:line-break/><text:line-break/>marca<text:line-break/>a opção include create schema – para já deixar o schema criado<text:line-break/>quando abrir o arquivo<text:line-break/><text:line-break/><text:soft-page-break/>Quando<text:line-break/>precisar é só ir na opção dataimport e pegar o arquivo. <text:line-break/><text:line-break/><text:line-break/> ***************************************************************************************************************************  <text:line-break/> <text:line-break/>agora treinando o select<text:line-break/># treinando o comando select - 24/03/2024 - <text:line-break/>use cadastro;<text:line-break/>select * from pessoa;<text:line-break/><text:line-break/>#comandos do sql - <text:line-break/>#ASCENDENTE OU NADA VAI ORDENAR DE ORDEM CRESCENTE<text:line-break/>select * from cursos<text:line-break/>order by nome ASC;<text:line-break/><text:line-break/><text:line-break/># COMANDO DESCENDENTE VAI ORDENAR EM ORDEM DECRESCENTE<text:line-break/>select * from cursos<text:line-break/>order by nome DESC;<text:line-break/><text:line-break/>#SELECIONANDO COLUNAS - filtrar colunas<text:line-break/>select nome, carga, ano from cursos<text:line-break/>order by nome DESC;<text:line-break/><text:line-break/># ano primeiro<text:line-break/>select ano, carga, nome from cursos<text:line-break/>order by ano, nome ;<text:line-break/><text:line-break/># filtrar linhas<text:line-break/>select * from cursos<text:line-break/>where ano = '2016'<text:line-break/>order by nome;<text:line-break/><text:line-break/># resultset - resultado<text:line-break/># posso separa as colunas novamente<text:line-break/><text:line-break/>select nome, carga, ano from cursos<text:line-break/>where ano &lt;= '2016'<text:line-break/>order by nome DESC;<text:line-break/><text:line-break/><text:line-break/>use CONTAINER;<text:line-break/><text:line-break/>select * from pessoas;<text:line-break/><text:soft-page-break/><text:line-break/>#comandos do sql - <text:line-break/><text:line-break/>#ASCENDENTE OU NADA VAI ORDENAR DE ORDEM CRESCENTE<text:line-break/><text:line-break/><text:line-break/>select * from cursos<text:line-break/>order by nome ASC;<text:line-break/><text:line-break/><text:line-break/># COMANDO DESCENDENTE VAI ORDENAR EM ORDEM DECRESCENTE<text:line-break/><text:line-break/>select * from cursos<text:line-break/>order by nome DESC;<text:line-break/><text:line-break/>#SELECIONANDO COLUNAS - filtrar colunas<text:line-break/><text:line-break/>select nome, carga, ano from cursos<text:line-break/>order by nome DESC;<text:line-break/><text:line-break/># ano primeiro<text:line-break/><text:line-break/>select ano, carga, nome from cursos<text:line-break/>order by ano, nome ;<text:line-break/><text:line-break/># filtrar linhas<text:line-break/><text:line-break/>select * from cursos<text:line-break/>where ano = '2016'<text:line-break/>order by nome;<text:line-break/><text:line-break/># resultset - resultado<text:line-break/><text:line-break/># posso separa as colunas novamente, ordenar entre (betwen)<text:line-break/><text:line-break/>select nome, carga, ano, totalaulas from cursos<text:line-break/>where ano between '2014'and '2016' <text:line-break/>order by ano, nome;<text:line-break/><text:line-break/># comando in<text:line-break/>select nome, carga, ano from cursos<text:line-break/>where ano in ('2014', '2016') <text:line-break/>order by ano, nome;<text:line-break/><text:line-break/>********************************************************************************************************************<text:line-break/><text:soft-page-break/># agora ver entre maior e menor<text:line-break/>select nome, carga, ano, totalaulas from cursos<text:line-break/>where carga &gt; 35 and totalaulas &lt;30<text:line-break/>order by ano, nome;<text:line-break/><text:line-break/># podemos colocar o or no lugar de and e vai mostrar os dois<text:line-break/><text:line-break/>então os comandos abaixo são comandos DDL-definição:<text:line-break/>CREATE DATABASE<text:line-break/>CREATE TABLE<text:line-break/>ALTER TABLE<text:line-break/>DROP TABLE<text:line-break/><text:line-break/><text:line-break/>Os comandos abaixo são comandos DML-manipulação:<text:line-break/>INSERT INTO<text:line-break/>UPDATE<text:line-break/>DELETE<text:line-break/>TRUNCATE<text:line-break/>DQL <text:line-break/>SELECT<text:line-break/><text:line-break/># treinando select<text:line-break/><text:line-break/><text:line-break/>USE CONTAINER;<text:line-break/>SELECT * FROM cursos<text:line-break/>WHERE nome = 'PHP';<text:line-break/><text:line-break/>#o like busca palavras semelhantes com a solicitada<text:line-break/><text:line-break/>SELECT * FROM cursos<text:line-break/>WHERE nome LIKE 'p%';<text:line-break/><text:line-break/>#% é o caracter coringa que substitui nenhum ou varios caracteres e <text:line-break/># a porcentagem pode ficar na frente e vai buscar outros valos no<text:line-break/>final<text:line-break/><text:line-break/>SELECT * FROM cursos<text:line-break/>WHERE nome LIKE '%a';<text:line-break/><text:line-break/># se quiser a letra ou palavra em qualquer lugar coloca a <text:line-break/># % na dos dois lados. <text:line-break/><text:line-break/>SELECT * FROM cursos<text:line-break/>WHERE nome LIKE '%á%';<text:line-break/><text:soft-page-break/><text:line-break/># se quiser os que não tem o caracter em lugar nenhum<text:line-break/><text:line-break/>SELECT * FROM cursos<text:line-break/>WHERE nome not LIKE '%a';<text:line-break/><text:line-break/>insert into cursos values <text:line-break/>('8', 'PáOO','PáOO', '40', '37', '2014');<text:line-break/><text:line-break/>SELECT * FROM cursos;<text:line-break/><text:line-break/># Para corrigir pelo update:<text:line-break/><text:line-break/><text:line-break/>update cursos set nome = 'POO' where idcurso = '8';<text:line-break/><text:line-break/><text:line-break/># selecionar php somente é só colocar a % no meio<text:line-break/><text:line-break/># depois se quiser que tenha algo no final coloca underline<text:line-break/><text:line-break/><text:line-break/>SELECT * FROM cursos<text:line-break/>WHERE nome LIKE 'ph%p_';<text:line-break/><text:line-break/># O underline indica a letra que tenha obritariomente onde foi<text:line-break/>colocado<text:line-break/><text:line-break/>SELECT * FROM cursos<text:line-break/>WHERE nome LIKE 'p__t%';<text:line-break/><text:line-break/><text:line-break/>SELECT * FROM pessoas<text:line-break/>WHERE nome LIKE '%silva%';<text:line-break/><text:line-break/><text:line-break/># distinct pega os que são iguais e transformam em um só<text:line-break/><text:line-break/><text:line-break/><text:line-break/>SELECT distinct nacionalidade FROM pessoa<text:line-break/>order by nacionalidade;<text:line-break/><text:line-break/><text:line-break/><text:line-break/>SELECT distinct carga from cursos<text:line-break/><text:soft-page-break/>order by carga;<text:line-break/><text:line-break/>#Fazer agragações<text:line-break/>#selecionar ou totalizar algo<text:line-break/><text:line-break/>select count(*) FROM cursos;<text:line-break/><text:line-break/><text:line-break/># contar quantos cursos com carga maior que 10<text:line-break/><text:line-break/><text:line-break/>select count(*) FROM cursos<text:line-break/>where carga &gt; 10;<text:line-break/><text:line-break/><text:line-break/>#maior carga dos cursos<text:line-break/><text:line-break/><text:line-break/>select max(carga) FROM cursos;<text:line-break/><text:line-break/>#qual curso teve mais aulas no ano<text:line-break/><text:line-break/><text:line-break/>select max(totalaulas) FROM cursos where ano='2014';<text:line-break/>select min(totalaulas) FROM cursos where ano='2016';<text:line-break/>select * from cursos where ano = '2016';<text:line-break/><text:line-break/>#também temos a função sum que é para somar<text:line-break/><text:line-break/><text:line-break/>SELECT SUM(totalaulas) FROM cursos where ano = '2016';<text:line-break/><text:line-break/><text:line-break/>#Também podemos tirar a média<text:line-break/><text:line-break/><text:line-break/>SELECT avg(totalaulas) FROM cursos where ano = '2016'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2T08:41:18.111088958</meta:creation-date>
    <dc:date>2024-04-22T08:49:28.886424305</dc:date>
    <meta:editing-duration>PT8M11S</meta:editing-duration>
    <meta:editing-cycles>1</meta:editing-cycles>
    <meta:document-statistic meta:table-count="0" meta:image-count="0" meta:object-count="0" meta:page-count="11" meta:paragraph-count="5" meta:word-count="1474" meta:character-count="10675" meta:non-whitespace-character-count="8930"/>
    <meta:generator>LibreOffice/6.4.7.2$Linux_X86_64 LibreOffice_project/40$Build-2</meta:generator>
  </office:meta>
</office:document-meta>
</file>